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none"/>
    </style:style>
    <style:style style:name="T5" style:family="text">
      <style:text-properties style:text-line-through-style="solid" style:font-name="Times New Roman"/>
    </style:style>
    <style:style style:name="T6" style:family="text">
      <style:text-properties style:text-line-through-style="solid" style:font-name="Times New Roman" style:text-underline-style="none"/>
    </style:style>
    <style:style style:name="T7" style:family="text">
      <style:text-properties style:text-line-through-style="none" style:font-name="Times New Roman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text-line-through-style="none" style:text-position="super 58%" style:font-name="Times New Roman" style:text-underline-style="none"/>
    </style:style>
    <style:style style:name="T11" style:family="text">
      <style:text-properties style:text-line-through-style="none"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3_1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Sabbath zakhor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An address for the sabbath before/</text:p>
      <text:p text:style-name="P7">Purim/</text:p>
      <text:p text:style-name="P7"/>
      <text:p text:style-name="P6">[Page 1]</text:p>
      <text:p text:style-name="P6">Dear Brethren! <text:s/>The history of the period, which we are about to/ celebrate, is evidently held by our Sages in the highest estimation./ <text:s/>Those zealous teachers have been scrupulous in transmitting every/ portion of Holy Writ intact, still, in none, except in the whole/ Pentateuch, and the fragments thereof, have they enjoined such pre-/-cision in the mode of writing, such accuracy in preparing the vellum/ to be employed by the scribes, as in the transcription of the book of/ Esther. <text:s/>And they, who have given the study of the law precedence/ to the performance of other important duties, allow even the temporary/ neglect of the former, in order that we may attend to the recital/ of the Meguil<text:span text:style-name="T2">à</text:span><text:span text:style-name="T3">h. <text:s/>Were we now to enquire into the motives/ that actuated them, we would learn that they are principally to/ be ascribed to homage for the illustrious Jewess, who became at this/ season, an instrument of salvation. <text:s/>The exactitude, they say, which/ the daughter of Abihail, must have practised in promulgating/ her edict among all her dispersed brethren, shall be employed/ by her descendants in copying &amp; perusing the events connected with her life./ <text:s/>My friends! <text:s/>A tribute of so much honor could </text:span><text:span text:style-name="T5">h</text:span><text:span text:style-name="T7"> not have been/ more deservedly bestowed; for, Esther the queen was severely/ tried, and proved true to her faith and true to her people./ <text:s/>The annals of modern times, as well as those of antiquity, afford/ instances of women, who staked their lives and reputations,/ when inflamed by patriotism, and who through their/</text:span></text:p>
      <text:p text:style-name="P6"><text:soft-page-break/><text:span text:style-name="T7"/></text:p>
      <text:p text:style-name="P6"><text:span text:style-name="T7">[Page 2]</text:span></text:p>
      <text:p text:style-name="P6"><text:span text:style-name="T7">heroic deeds, either won freedom for their country, or purged the/ earth of a ruthless tyrant; but the combination of sterling/ virtue, and heartfelt religion, such abnegation of oneself, such/ sagacity in thwarting the devices of the wicked, such moderation/ in enjoying success, have no parallel. <text:s/>The inspired/ writer with a forcible simplicity peculiar to the narratives of/ the Scriptures, represents to our mind the winning qualities of/ that orphan maid, whilst under the tutelage of her cousin./ <text:s/>"It was not only commiseration for her forlorn condition, that/ prompted Mordecai to offer her his protection, but, as we sub-/-sequently learn, her unbounded affection and obedience engen-/-dered in his bosom, feelings of parental tenderness. <text:s/>And we/ may even be allowed to infer that had it depended upon/ her own will, she would have preferred lowness beneath the/ roof of her generous kinsman, to the pomp of the royal/ court. <text:s/>But her desire was not consulted. <text:s/>The officers/ of King Ahasueros had been deputed to convey to his palace/ all the comely damsels, dwelling within his dominion, and she/ could not elude their watchfulness. <text:s/>The hebrew text </text:span><text:span text:style-name="T5">renders</text:span><text:span text:style-name="T7"> gives us/ </text:span><text:span text:style-name="T5">testimony</text:span><text:span text:style-name="T7"> scope to imply that she was constrained to repair thither. <text:s/>"And it/ came to pass, when the king's commandment and his decree were/ heard, and when many maidens had gathered together into Shushan/ the palace; </text:span><text:span text:style-name="T8">then Esther was taken</text:span><text:span text:style-name="T9"> into the king's house"/</text:span></text:p>
      <text:p text:style-name="P6"><text:span text:style-name="T9"/></text:p>
      <text:p text:style-name="P6"><text:span text:style-name="T9">[Page 3]</text:span></text:p>
      <text:p text:style-name="P6"><text:span text:style-name="T9">Others may have appeared eager to obtain that which was/ deemed the highest honor, but she must have loathed a union with an/ idolater, and fain would have clung to her home and to her </text:span><text:span text:style-name="T6">faith</text:span><text:span text:style-name="T9"> relative. <text:s/>Yet, if com-/-pulsion placed her in a sphere, where her inherent virtues were/ in jeopardy, we perceive that throughout her vicissitudes, she/ maintained the excellencies that had distinguished her youth./ <text:s/>And this must chiefly elicit our admiration; for, it is comparatively/ easy in a mediocre condition to resist vice, but to stand proof/ against corruption, when we inhale its very atmosphere,/ </text:span><text:span text:style-name="T6">it</text:span><text:span text:style-name="T9"> is almost superhuman. <text:s/>As we see how, individuals/ who pursued religion and truth in humble circumstances will/ evince a totally different demeanour, when raised to affluence/ and power; how, elated by their success, they will consider it vulgar/ to adhere to their former religious habits; how, the seductive voice of/ sycophants will inflate their minds with the conception of a/ superiority they do not possess, we must indeed award infinite/ praise to that queen of whom we read "that she performed the/ command of Mordecai, as when she was brought up with him"/ secluded from the rest of her brethren, separated from him who/ had been her guide and tutor; surrounded, on the contrary,/ by heathens and by courtiers, Esther did not nevertheless forget the lessons/ she had early imbibed. <text:s/>"The sabbath and the festivals, and/ all the ceremonial tenets of the law, she observed </text:span><text:span text:style-name="T6">with the</text:span><text:span text:style-name="T9">/</text:span></text:p>
      <text:p text:style-name="P6"><text:span text:style-name="T9"/></text:p>
      <text:p text:style-name="P6"><text:span text:style-name="T9">[Page 4]</text:span></text:p>
      <text:p text:style-name="P6"><text:span text:style-name="T9">with the same rigidness as when with her cousin" Such is/ the chaldaic paraphrase </text:span><text:span text:style-name="T6">upon</text:span><text:span text:style-name="T9"> of the sentence above quoted, and/ although the remark may be regarded as a simple conjecture,/ still, the character of that illustrious Jewess fully justifies it,/ for, nothing save the constant exercise of religious duties could/ have inspired her with the courage of imperilling[sic!] her own existence,/ for the sake of her people, by confronting her dreaded lord without/ his summons. <text:s/>And verily my friend was not that hazardous/ undertaking, preceeded[sic!] by an act of humiliation to her heavenly/ Protector? <text:s/>Did she perchance rely for the success of her appaling[sic!]/ mission, on her comeliness, on her charms? <text:s/>No, during three/ consecutive days she poured forth her soul unto Him "who can/ turn the hearts of kings whithersoever he will" And as the right-/-eous </text:span><text:span text:style-name="T6">by</text:span><text:span text:style-name="T9"> Babylonian captives; as Daniel, Hyra and Nehemiah/ had propitiated the help of God by fast and prayer, so did/ she deny herself every ailment, solely intent to elevate her pure/ spirit to the omnipotent Lord. <text:s/>And even subsequently/ to her success after she had by a wisely concocted plan, crushed/ the </text:span><text:span text:style-name="T6">wicked Haman</text:span><text:span text:style-name="T9"> wily minister to the earth, at a moment he deemed himself/ in the full enjoyment of her favor, still piety and virtue brightly shone in her/ character. <text:s/>The </text:span><text:soft-page-break/><text:span text:style-name="T9">wife of a Potentate, who had proffered her/ half of his vast realm, she could have demanded the exter-/-mination of those, who were ready to imbue their hands/</text:span></text:p>
      <text:p text:style-name="P6"><text:span text:style-name="T9"/></text:p>
      <text:p text:style-name="P6"><text:span text:style-name="T9">[Page 5]</text:span></text:p>
      <text:p text:style-name="P6"><text:span text:style-name="T9">in guiltless blood; she could have sought posts of distinction/ for the exiles who had been iniquitously traduced, but whilst/ queen Esther yearned towards her brethren and knew how to brave/ death for their sake, </text:span><text:span text:style-name="T6">yet</text:span><text:span text:style-name="T9">, her noble heart harbored no revenge, and desired/ no boon. <text:s/>With tearful eyes therefore she implored her husband and/ King, as an act of justice, to repeal the sanguinary mandate/ he had issued, not, as some have wofully[sic!] misunderstood it, in order/ that the Jews might gratify their vengeance, but that they might/ not be deliberately slaughtered. <text:s/>"For, how could I, she lamented, how could/ I witness the extinction of my race"? <text:s/>And in truth, had not/ the laws of Persia, forbid the recantation of a royal edict, tran-/-quillity and security might have immediately followed the exe-/-cution of Haman, but in consequence of that prevention, it/ became needful to </text:span><text:span text:style-name="T8">empower</text:span><text:span text:style-name="T9"> the hebrew subjects of Ahasueros,/ to </text:span><text:span text:style-name="T6">defend themselves against</text:span><text:span text:style-name="T9"> repel their aggressors. <text:s/>[Hebrew]/ is the original text "to gather themselves and stand for their lives,"/ and the event proved the efficacy of such a measure, for, despite/ the posterior rescript, they who had looked forward to the day, when/ they could with impunity, massacre and plunder, were not deter-/-red from their purpose. <text:s/>But they encountered a staunch/ resistance. <text:s/>The Jews strengthened by the justice of their cause,/ supported by royal authority, </text:span><text:span text:style-name="T6">manly</text:span><text:span text:style-name="T9"> gallantly opposed that irruption/</text:span></text:p>
      <text:p text:style-name="P6"><text:span text:style-name="T9"/></text:p>
      <text:p text:style-name="P6"><text:span text:style-name="T9">[Page 6]</text:span></text:p>
      <text:p text:style-name="P6"><text:span text:style-name="T9">ready to overwhelm them. <text:s/>To defend their hearths and their/ children, they slew their fierce oppressors; still, the pages/ wherein their victory is registered, record also that they forbare/ laying their hands upon the spoil of their enemies. <text:s/>And,/ what furthermore reflects honor upon their memory is the/ fact, that whilst the term "[?] man" occurs twice in the/ enumeration of their victims, the word "woman" or "infant," is/ not to be found. <text:s/>A moderation is</text:span><text:span text:style-name="T10">1</text:span><text:span text:style-name="T9"> that</text:span><text:span text:style-name="T10">2</text:span><text:span text:style-name="T9"> greatly to be/ commended, inasmuch as the decree of Haman spared neither/ female nor suckling. <text:s/>And if we bear in mind withal the/ state of warfare among the ancients, when the belligerents allow-/-ed themselves the most flagitious acts, we, the descendants/ of those outcasts of Judea, may glory in our predecessors./ <text:s/>Their names have perished with their bodies, but the virtuous/ deed they accomplished, history has penned with indelible cha-/-racters, as a pattern worthy of imitation./</text:span></text:p>
      <text:p text:style-name="P6"><text:span text:style-name="T9">But if the demeanour of our progenitors, at those stirring times,/ justly deserves encomium, that of their </text:span><text:span text:style-name="T6">righteous</text:span><text:span text:style-name="T9"> pious queen, claims/ </text:span><text:span text:style-name="T8">all</text:span><text:span text:style-name="T9"> the honor which our Sages have bestowed, and their adherents/ publicly exhibit every revolving year; for, alike upon the/ throne as in obscurity, in the days of triumph as in those of/ calamity, Esther never forswore her faith, nor abjured her/ lowly extraction. <text:s/>The virtues which formed the brightest/</text:span></text:p>
      <text:p text:style-name="P6"><text:span text:style-name="T9"/></text:p>
      <text:p text:style-name="P6"><text:span text:style-name="T9">[Page 7]</text:span></text:p>
      <text:p text:style-name="P6"><text:span text:style-name="T9">ornament of her crown, were based on the religion she was/ taught to revere, and consequently they never flagged. <text:s/>Her/ implicit obedience to the protector of her youth, the intense love/ she bore her despised brethren, the absence of rancorous feelings/ even against their feel persecutors, sprung from a mind accustomed/ to the constant exercise of those practices which uplift the spirit/ and chasten the passions. <text:s/>To them did Esther resort for consolation,/ and they sustained her checkered life. <text:s/>She felt that she was/ the humble handmaid by whose instrumentality the Lord had/ chosen to operate miracles, and became not elated on beholding/ a dreaded monarch enchained by her graces. <text:s/>When he in the/ fulness of admiration, repeatedly asked her to tax his bounty, she/ with sobbing accents petitioned, but for the deliverance of them, who/ like her, adored the God of Jacob. <text:s/>And that all-absorbing design,/ is, according to my judgment, the motive that prompted her to/ request that the children of Haman might be suspended upon/ the gallows. <text:s/>They had already been slain in the conflict, on/ the thirteenth of Adar. <text:s/></text:span><text:soft-page-break/><text:span text:style-name="T9">Upon the following day, the meeting was/ generally quelled, and the Hebrew denizens of Persia and Media/ rested; but in the Metropolis, where the partizans of the impious/ Agaguite were more numerous, the sedition was still formented/ by the ring-leaders. <text:s/>The queen therefore imagined that when the/ knowledge that the principal actors in that tragedy, had succumbed,/ spread abroad/</text:span></text:p>
      <text:p text:style-name="P6"><text:span text:style-name="T9"/></text:p>
      <text:p text:style-name="P6"><text:span text:style-name="T9">[Page 8]</text:span></text:p>
      <text:p text:style-name="P8"><text:span text:style-name="T4">might stop</text:span><text:span text:style-name="T9"> the shedding of blood might cease and </text:span><text:span text:style-name="T4">restore</text:span><text:span text:style-name="T9"> peace be restored to her/ nation. <text:s/>That her suggestion proved abortive, ought not to/ be assigned to her indiscretion, for, often the noblest and most/ magnanimous schemes fail in their intended effect./</text:span></text:p>
      <text:p text:style-name="P8"><text:span text:style-name="T9">And now that I have cursorily delineated the traits of the Jewess/ who instituted the festivity of Purim, let us draw the conclusion/ at which I meant to arrive. <text:s/>The Rabbies have instructed us/ to pay annually a tribute of veneration to that illustrious woman/ of our race. <text:s/>Their appreciation of her </text:span><text:span text:style-name="T4">relig</text:span><text:span text:style-name="T9"> piety and virtue induced them/ to enact the strictest accuracy in transcribing the history of/ the time, where she played so important a part. <text:s/>To perpetuate/ the memory of her excellent deeds, they enjoined the public recital/ of the Meguil</text:span><text:span text:style-name="T11">á</text:span><text:span text:style-name="T9">h; and in obedience to her behests, they recom-/-mended, on this joyous occasion, the reciprocity of gifts and/ the succour of the indigent. <text:s/>I believe that your instincts/ as men and as Israelites, will impel you to discharge the two/ last obligations. <text:s/>You will enliven your circle by tokens/ of amity, and gladden by your generosity the heart of the poor./ <text:s/>But, take heed not to disregard the other precept, because it seems/ of minor importance; for, your attending the Synagogue on the/ eve of Purim and on the morrow, will be an open avowal of/ your adherence to the practices of our religion, on which greatly/ depend the preservation of our nationality and the happiness of/ our homes. <text:s/>It will prove, moreover, that you cherish the/</text:span></text:p>
      <text:p text:style-name="P8"><text:span text:style-name="T9"/></text:p>
      <text:p text:style-name="P8"><text:span text:style-name="T9">[Page 9]</text:span></text:p>
      <text:p text:style-name="P8"><text:span text:style-name="T9">memory of her who jeopardized her existence, to avert from us a/ certain death, and it will also imbue your children's mind with/ the respect due to the counsel of the sages of Israel./</text:span></text:p>
      <text:p text:style-name="P8"><text:span text:style-name="T9"/></text:p>
      <text:p text:style-name="P8"><text:span text:style-name="T9">Omnipotent Lord! <text:s/>Upon they mercy we have ever relied, and/ Thou hast not shamed us in our trust. <text:s/>When Thou hadst led thy/ people into the heritage, which thy hands had established, thy/ divine presence dwelt among them, and was their guide. <text:s/>The/ high priest by his sacred oracles, and the prophet by his inspiration/ interpreted thy will, and imparted it to the faithful. <text:s/>But our fathers/ sinned, and Thou didst hide thy face from them. <text:s/>Men, hordes of bar-/-barous nations trampled upon the land of promise, and sorely grieved/ the seed of Abraham; </text:span><text:span text:style-name="T4">but</text:span><text:span text:style-name="T9"> yet Thou hadst not abandoned them./ <text:s/>Thou wouldst not, whilst in captivity, visibly interpose in their fa-/-vour as heretofore, but Thou dist[sic!] raise for them redeemers and they/ were liberated. <text:s/>Even the most tenuous beings, summoned the courage/ of a lion to execute thy fiat, for, Thou dost not take delight in the/ might of man, but in the fear which he harbors for Thee. <text:s/>And/ because </text:span><text:span text:style-name="T8">she</text:span><text:span text:style-name="T9"> feared thy name, Thou didst choose the foster-child/ of the righteous Mordecai as the arm of thy vengeance./</text:span></text:p>
      <text:p text:style-name="P8"><text:span text:style-name="T9">One of the iniquitous progeny of Amalek </text:span><text:span text:style-name="T4">spurred by</text:span><text:span text:style-name="T9"> wounded in his ambition, and/ goaded by an hereditary hatred against thy people, devised their/ annihilation. <text:s/></text:span><text:span text:style-name="T4">A</text:span><text:span text:style-name="T9"> That profane unbeliever, </text:span><text:span text:style-name="T4">he</text:span><text:span text:style-name="T9"> wished to uproot what/ Thou O God! hast planted for all ages, but through the feeble means/ of a hebrew woman, Thou didst cause his iniquity to recoil upon/</text:span></text:p>
      <text:p text:style-name="P8"><text:span text:style-name="T9"/></text:p>
      <text:p text:style-name="P8"><text:span text:style-name="T9">[Page 10]</text:span></text:p>
      <text:p text:style-name="P8"><text:span text:style-name="T9">his head. <text:s/>The day which he superstitiously had set apart/ to execute his impious scheme, Thou didst signally prove to him/ and to the world, that he who offendeth Israel, offendeth God/ their protector. <text:s/>Lord! <text:s/>To maintain vivid in our minds that/ token of thy fatherly love, we at this season, yearly assemble at/ thy holy courts </text:span><text:span text:style-name="T4">O Lord!</text:span><text:span text:style-name="T9"> and whilst we rejoice at thy salvation, we/ render our necessitous brethren participants als[sic!] of our festivity./ <text:s/>Grant O Shield of our </text:span><text:span text:style-name="T4">lives</text:span><text:span text:style-name="T9"> existence that they who thus </text:span><text:soft-page-break/><text:span text:style-name="T9">celebrate thy/ miracles, may be satisfied with the blessings which thy hand alone/ can bestow; with life, with wealth, and with happiness, for,/ fulness of joy is in thy presence, and precious delights are at thy/ right hand, forevermore. <text:s/>[Hebrew]/ 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12T14:11:23.21</meta:creation-date>
    <dc:date>2012-07-12T15:45:01.97</dc:date>
    <dc:creator>Penn Libraries</dc:creator>
    <meta:editing-duration>PT00H01M3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6" meta:paragraph-count="87" meta:word-count="2526" meta:character-count="15631"/>
  </office:meta>
</office:document-meta>
</file>